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a 5. Plan de Recursos Humanos</text:p>
      <text:p text:style-name="P1"><text:span text:style-name="T1"/></text:p>
      <text:p text:style-name="P1"><text:span text:style-name="T1">Objetivo:</text:span> establecer la estructura del departamento de RRHH y reconocer la importancia del mismo en la consecución de los objetivos de la empresa.</text:p>
      <text:p text:style-name="P1"/>
      <text:p text:style-name="P2">Puntos a desarrollar:</text:p>
      <text:p text:style-name="P2"/>
      <text:list xml:id="list3962509417936452956" text:style-name="L1">
        <text:list-item>
          <text:p text:style-name="P3"><text:s/>El Departamento de RRHH.</text:p>
        </text:list-item>
      </text:list>
      <text:p text:style-name="P1">Explicar que le vais a dar a este departamento y mencionar todas las funciones que pretendéis desarrollar.</text:p>
      <text:p text:style-name="P1"/>
      <text:list xml:id="list33485570" text:continue-numbering="true" text:style-name="L1">
        <text:list-item>
          <text:p text:style-name="P3"><text:s/>Estructura.</text:p>
        </text:list-item>
      </text:list>
      <text:p text:style-name="P1">Indicaréis quién será el encargado de dirigirlo y en cuántas áreas lo vais a estructurar. En el caso de externalizar sus funciones mencionaréis el tipo de empresa contratada y cuál es su coste económico.</text:p>
      <text:p text:style-name="P1"/>
      <text:list xml:id="list33489672" text:continue-numbering="true" text:style-name="L1">
        <text:list-item>
          <text:p text:style-name="P3"><text:s/>Profesiograma.</text:p>
        </text:list-item>
      </text:list>
      <text:p text:style-name="P1">Prepararéis un profesiograma o descripción de los puestos detallando en cada uno de ellos el perfil psicofísico requerido.</text:p>
      <text:p text:style-name="P1"/>
      <text:list xml:id="list33483130" text:continue-numbering="true" text:style-name="L1">
        <text:list-item>
          <text:p text:style-name="P3"><text:s/>Motivación.</text:p>
        </text:list-item>
      </text:list>
      <text:p text:style-name="P1">Realizaréis un cuestionario tipo para conocer el grado de motivación que deben presentar los diferentes miembros que incorporéis a la organización.</text:p>
      <text:p text:style-name="P1"/>
      <text:list xml:id="list33483529" text:continue-numbering="true" text:style-name="L1">
        <text:list-item>
          <text:p text:style-name="P3"><text:s/>El Proceso Selección.</text:p>
        </text:list-item>
      </text:list>
      <text:p text:style-name="P1">En este apartado debéis preparar un guión o protocolo de cómo realizaréis el proceso de selección. Para la fase de pruebas psicotécnicas, adjuntaréis una batería de test y en la entrevista un cuestionario de preguntas.</text:p>
      <text:p text:style-name="P1"/>
      <text:list xml:id="list33496667" text:continue-numbering="true" text:style-name="L1">
        <text:list-item>
          <text:p text:style-name="P3"><text:s/>Contratación</text:p>
        </text:list-item>
      </text:list>
      <text:p text:style-name="P1">Determinar los modelos de contratos necesarios para los diferentes tipos de puestos a cubrir. Adjuntaréis el de un técnico superior que simularéis a contratar.</text:p>
      <text:p text:style-name="P1"/>
      <text:list xml:id="list33495133" text:continue-numbering="true" text:style-name="L1">
        <text:list-item>
          <text:p text:style-name="P3"><text:s/>Acogida</text:p>
        </text:list-item>
      </text:list>
      <text:p text:style-name="P1">Presentaréis un manual de acogida que sirva de guía a los nuevos trabajadores</text:p>
      <text:p text:style-name="P1"/>
      <text:list xml:id="list1764197027561038314" text:style-name="L2">
        <text:list-item>
          <text:p text:style-name="P5"><text:span text:style-name="T2"><text:s/>Costes Laborales</text:span></text:p>
        </text:list-item>
      </text:list>
      <text:p text:style-name="P1">Establecer el coste laboral de todo el personal de la empresa, desglosando la partida de salarios y de seguridad soc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EIE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5-06T13:24:28.87</meta:creation-date>
    <meta:document-statistic meta:table-count="1" meta:image-count="0" meta:object-count="0" meta:page-count="1" meta:paragraph-count="21" meta:word-count="241" meta:character-count="1529"/>
    <dc:date>2021-05-06T13:26:34.64</dc:date>
    <dc:creator>Carlos Valenzuela García</dc:creator>
    <meta:editing-duration>PT2M9S</meta:editing-duration>
    <meta:editing-cycles>1</meta:editing-cycles>
    <meta:generator>OpenOffice/4.1.7$Win32 OpenOffice.org_project/417m1$Build-9800</meta:generator>
  </office:meta>
</office:document-meta>
</file>